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600000120F273B993A399876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2.929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.151cm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1.024cm"/>
    </style:style>
    <style:style style:name="gr6" style:family="graphic" style:parent-style-name="standard">
      <style:graphic-properties draw:textarea-horizontal-align="justify" draw:textarea-vertical-align="middle" draw:auto-grow-height="false" fo:min-height="0.131cm" fo:min-width="1.151cm"/>
    </style:style>
    <style:style style:name="gr7" style:family="graphic" style:parent-style-name="standard">
      <style:graphic-properties draw:textarea-horizontal-align="justify" draw:textarea-vertical-align="middle" draw:auto-grow-height="false" fo:min-height="0.258cm" fo:min-width="2.675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1.2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3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Liberation Sans1" fo:font-size="13pt" style:font-name-asian="Liberation Sans1" style:font-size-asian="18pt" style:font-name-complex="Liberation Sans1" style:font-size-complex="18pt"/>
    </style:style>
    <style:style style:name="T3" style:family="text">
      <style:text-properties style:font-name="Liberation Sans" fo:font-size="13pt" style:font-name-asian="Liberation Sans1" style:font-size-asian="18pt" style:font-name-complex="Liberation Sans1" style:font-size-complex="18pt"/>
    </style:style>
    <style:style style:name="T4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56cm" svg:height="7.618cm" svg:x="1.254cm" svg:y="1.129cm">
          <draw:image xlink:href="Pictures/10000201000001E600000120F273B993A3998765.png" xlink:type="simple" xlink:show="embed" xlink:actuate="onLoad">
            <text:p/>
          </draw:image>
        </draw:frame>
        <draw:custom-shape draw:style-name="gr2" draw:text-style-name="P1" draw:layer="layout" svg:width="0.127cm" svg:height="0.001cm" svg:x="10.652cm" svg:y="1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9cm" svg:height="0.635cm" svg:x="10.779cm" svg:y="1.889cm">
          <text:p text:style-name="P2"><text:span text:style-name="T1">median plan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016cm" svg:x="1.381cm" svg:y="3.794cm">
          <text:p text:style-name="P1">rea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0.635cm" svg:x="13.573cm" svg:y="5.191cm">
          <text:p text:style-name="P2"><text:span text:style-name="T1">front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51cm" svg:height="0.381cm" svg:x="12.684cm" svg:y="5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0.635cm" svg:x="13.573cm" svg:y="5.191cm">
          <text:p text:style-name="P2"><text:span text:style-name="T1">fron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75cm" svg:height="0.508cm" svg:x="1.254cm" svg:y="6.842cm">
          <text:p text:style-name="P1"><text:span text:style-name="T1">Horizontal plan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78cm" svg:height="1.143cm" svg:x="12.303cm" svg:y="6.08cm">
          <text:p text:style-name="P3"><text:span text:style-name="T2">φ</text:span><text:span text:style-name="T3"> </text:span><text:span text:style-name="T4">= 0</text:span><text:span text:style-name="T2">˚</text:span></text:p>
          <text:p text:style-name="P3"><text:span text:style-name="T2">δ</text:span><text:span text:style-name="T3"> </text:span><text:span text:style-name="T4">= 0</text:span><text:span text:style-name="T2">˚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78cm" svg:height="1.143cm" svg:x="1.508cm" svg:y="4.937cm">
          <text:p text:style-name="P3"><text:span text:style-name="T2">φ</text:span><text:span text:style-name="T3"> </text:span><text:span text:style-name="T4">= 180</text:span><text:span text:style-name="T2">˚</text:span></text:p>
          <text:p text:style-name="P3"><text:span text:style-name="T2">δ</text:span><text:span text:style-name="T3"> </text:span><text:span text:style-name="T4">= 0</text:span><text:span text:style-name="T2">˚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256cm" fo:page-height="9.8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fta Nur Farid</meta:initial-creator>
    <meta:creation-date>2016-08-21T06:15:22.432362074</meta:creation-date>
    <dc:date>2016-08-21T06:52:51.556030400</dc:date>
    <dc:creator>Mifta Nur Farid</dc:creator>
    <meta:editing-duration>PT6M</meta:editing-duration>
    <meta:editing-cycles>2</meta:editing-cycles>
    <meta:generator>LibreOffice/5.0.6.2$Linux_X86_64 LibreOffice_project/00m0$Build-2</meta:generator>
    <meta:document-statistic meta:object-count="10"/>
  </office:meta>
</office:document-meta>
</file>